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b1c554" officeooo:paragraph-rsid="00b1c554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Arial" fo:font-size="12pt" fo:language="en" fo:country="US" officeooo:rsid="00c20234" officeooo:paragraph-rsid="00c20234" style:font-size-asian="12pt" style:font-name-complex="Arial" style:font-size-complex="12pt"/>
    </style:style>
    <style:style style:name="P12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3" style:family="paragraph" style:parent-style-name="Standard">
      <style:paragraph-properties style:text-autospace="none"/>
      <style:text-properties fo:color="#000000" style:font-name="Bookman Old Style" fo:language="en" fo:country="US" officeooo:paragraph-rsid="00b0cc0e" style:font-name-complex="Arial"/>
    </style:style>
    <style:style style:name="P14" style:family="paragraph" style:parent-style-name="Standard">
      <style:paragraph-properties style:text-autospace="none"/>
      <style:text-properties fo:color="#000000" style:font-name="Bookman Old Style" fo:language="en" fo:country="US" officeooo:paragraph-rsid="00c20234" style:font-name-complex="Arial"/>
    </style:style>
    <style:style style:name="P15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7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officeooo:paragraph-rsid="0086c60b" style:font-name-complex="Arial"/>
    </style:style>
    <style:style style:name="P18" style:family="paragraph" style:parent-style-name="Text_20_body">
      <style:text-properties fo:color="#000000" style:font-name="Times New Roman" fo:language="en" fo:country="US" officeooo:rsid="00ab126c" officeooo:paragraph-rsid="00a6a990" style:font-name-complex="Arial"/>
    </style:style>
    <style:style style:name="P19" style:family="paragraph" style:parent-style-name="Text_20_body">
      <style:text-properties fo:color="#000000" style:font-name="Times New Roman" fo:language="en" fo:country="US" officeooo:rsid="00bde124" officeooo:paragraph-rsid="00bca812" style:font-name-complex="Arial"/>
    </style:style>
    <style:style style:name="P20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21" style:family="paragraph" style:parent-style-name="Text_20_body" style:list-style-name="L1">
      <style:text-properties officeooo:paragraph-rsid="010e87bf"/>
    </style:style>
    <style:style style:name="P22" style:family="paragraph" style:parent-style-name="Text_20_body" style:list-style-name="L1">
      <style:text-properties officeooo:paragraph-rsid="0114144c"/>
    </style:style>
    <style:style style:name="P23" style:family="paragraph" style:parent-style-name="Text_20_body" style:list-style-name="L1">
      <style:text-properties officeooo:paragraph-rsid="0117242c"/>
    </style:style>
    <style:style style:name="P24" style:family="paragraph" style:parent-style-name="Text_20_body" style:list-style-name="L1">
      <style:text-properties officeooo:paragraph-rsid="011e9af3"/>
    </style:style>
    <style:style style:name="P25" style:family="paragraph" style:parent-style-name="Text_20_body" style:list-style-name="L1">
      <style:text-properties fo:color="#000000" style:font-name="Times New Roman" fo:language="en" fo:country="US" officeooo:rsid="00fa8329" officeooo:paragraph-rsid="01206817" style:font-name-complex="Arial"/>
    </style:style>
    <style:style style:name="P26" style:family="paragraph" style:parent-style-name="Text_20_body" style:list-style-name="L1">
      <style:text-properties fo:color="#000000" style:font-name="Times New Roman" fo:language="en" fo:country="US" officeooo:rsid="00fd39d4" officeooo:paragraph-rsid="01227f9d" style:font-name-complex="Arial"/>
    </style:style>
    <style:style style:name="P27" style:family="paragraph" style:parent-style-name="Text_20_body" style:list-style-name="L1">
      <style:text-properties style:font-name="Times New Roman" officeooo:paragraph-rsid="012133a2"/>
    </style:style>
    <style:style style:name="P28" style:family="paragraph" style:parent-style-name="Text_20_body" style:list-style-name="L1">
      <style:text-properties style:font-name="Times New Roman" officeooo:paragraph-rsid="0126edcb"/>
    </style:style>
    <style:style style:name="P29" style:family="paragraph" style:parent-style-name="Text_20_body" style:list-style-name="L1">
      <style:text-properties style:font-name="Times New Roman" officeooo:paragraph-rsid="012a05cf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08161ea" style:font-size-asian="11pt" style:font-size-complex="11pt"/>
    </style:style>
    <style:style style:name="T6" style:family="text">
      <style:text-properties fo:font-size="11pt" officeooo:rsid="00854dd2" style:font-size-asian="11pt" style:font-size-complex="11pt"/>
    </style:style>
    <style:style style:name="T7" style:family="text">
      <style:text-properties fo:font-size="11pt" officeooo:rsid="00d3e574" style:font-size-asian="11pt" style:font-size-complex="11pt"/>
    </style:style>
    <style:style style:name="T8" style:family="text">
      <style:text-properties fo:font-size="11pt" officeooo:rsid="010b686e" style:font-size-asian="11pt" style:font-size-complex="11pt"/>
    </style:style>
    <style:style style:name="T9" style:family="text">
      <style:text-properties fo:font-size="11pt" officeooo:rsid="010ced84" style:font-size-asian="11pt" style:font-size-complex="11pt"/>
    </style:style>
    <style:style style:name="T10" style:family="text">
      <style:text-properties officeooo:rsid="007fae8d"/>
    </style:style>
    <style:style style:name="T11" style:family="text">
      <style:text-properties officeooo:rsid="008161ea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officeooo:rsid="0086c60b"/>
    </style:style>
    <style:style style:name="T14" style:family="text">
      <style:text-properties fo:color="#000000" fo:language="en" fo:country="US" officeooo:rsid="012133a2" style:font-name-complex="Arial"/>
    </style:style>
    <style:style style:name="T15" style:family="text">
      <style:text-properties fo:color="#000000" fo:language="en" fo:country="US" officeooo:rsid="0126edcb" style:font-name-complex="Arial"/>
    </style:style>
    <style:style style:name="T16" style:family="text">
      <style:text-properties fo:color="#000000" fo:language="en" fo:country="US" officeooo:rsid="0129ce34" style:font-name-complex="Arial"/>
    </style:style>
    <style:style style:name="T17" style:family="text">
      <style:text-properties fo:color="#000000" fo:language="en" fo:country="US" officeooo:rsid="012a05cf" style:font-name-complex="Arial"/>
    </style:style>
    <style:style style:name="T18" style:family="text">
      <style:text-properties fo:color="#000000" fo:language="en" fo:country="US" officeooo:rsid="012b7466" style:font-name-complex="Arial"/>
    </style:style>
    <style:style style:name="T19" style:family="text">
      <style:text-properties officeooo:rsid="0109da18"/>
    </style:style>
    <style:style style:name="T20" style:family="text">
      <style:text-properties officeooo:rsid="010e87bf"/>
    </style:style>
    <style:style style:name="T21" style:family="text">
      <style:text-properties officeooo:rsid="010f8f06"/>
    </style:style>
    <style:style style:name="T22" style:family="text">
      <style:text-properties officeooo:rsid="011049ed"/>
    </style:style>
    <style:style style:name="T23" style:family="text">
      <style:text-properties officeooo:rsid="0110bc28"/>
    </style:style>
    <style:style style:name="T24" style:family="text">
      <style:text-properties officeooo:rsid="0112352f"/>
    </style:style>
    <style:style style:name="T25" style:family="text">
      <style:text-properties officeooo:rsid="01130559"/>
    </style:style>
    <style:style style:name="T26" style:family="text">
      <style:text-properties officeooo:rsid="0114144c"/>
    </style:style>
    <style:style style:name="T27" style:family="text">
      <style:text-properties officeooo:rsid="0114ec68"/>
    </style:style>
    <style:style style:name="T28" style:family="text">
      <style:text-properties officeooo:rsid="0115278f"/>
    </style:style>
    <style:style style:name="T29" style:family="text">
      <style:text-properties officeooo:rsid="0117242c"/>
    </style:style>
    <style:style style:name="T30" style:family="text">
      <style:text-properties officeooo:rsid="0117e742"/>
    </style:style>
    <style:style style:name="T31" style:family="text">
      <style:text-properties officeooo:rsid="0119ad63"/>
    </style:style>
    <style:style style:name="T32" style:family="text">
      <style:text-properties officeooo:rsid="011b3a97"/>
    </style:style>
    <style:style style:name="T33" style:family="text">
      <style:text-properties officeooo:rsid="011e9af3"/>
    </style:style>
    <style:style style:name="T34" style:family="text">
      <style:text-properties officeooo:rsid="01206817"/>
    </style:style>
    <style:style style:name="T35" style:family="text">
      <style:text-properties officeooo:rsid="01227f9d"/>
    </style:style>
    <style:style style:name="T36" style:family="text">
      <style:text-properties officeooo:rsid="0123ba43"/>
    </style:style>
    <style:style style:name="T37" style:family="text">
      <style:text-properties officeooo:rsid="01259d68"/>
    </style:style>
    <style:style style:name="T38" style:family="text">
      <style:text-properties officeooo:rsid="01282b54"/>
    </style:style>
    <style:style style:name="T39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eeting M<text:span text:style-name="T10">emo</text:span> </text:p>
      <text:p text:style-name="P4"/>
      <text:p text:style-name="P6">Dependency analysis for Kactus2</text:p>
      <text:p text:style-name="P15"/>
      <text:p text:style-name="P5"><text:span text:style-name="T10">Team</text:span><text:span text:style-name="T2"> meeting</text:span> </text:p>
      <text:p text:style-name="P5">Date: <text:span text:style-name="T8">5</text:span><text:span text:style-name="T3">.1</text:span><text:span text:style-name="T8">2</text:span><text:span text:style-name="T3">.20</text:span><text:span text:style-name="T4">12</text:span><text:span text:style-name="T3">, </text:span><text:span text:style-name="T7">12</text:span><text:span text:style-name="T4">:</text:span><text:span text:style-name="T7">3</text:span><text:span text:style-name="T5">0</text:span><text:span text:style-name="T4"> – 1</text:span><text:span text:style-name="T7">3</text:span><text:span text:style-name="T4">:</text:span><text:span text:style-name="T9">15</text:span><text:span text:style-name="T3"> </text:span></text:p>
      <text:p text:style-name="P7"><text:span text:style-name="T12">Number of meeting:</text:span> <text:span text:style-name="T11">team</text:span><text:span text:style-name="T2"> meeting </text:span><text:span text:style-name="T19">7</text:span><text:span text:style-name="T2">/2012</text:span></text:p>
      <text:p text:style-name="P5">Place: Tampere University of Technology<text:span text:style-name="T3">, Korkeakoulunkatu 1, </text:span><text:span text:style-name="T4">room T</text:span><text:span text:style-name="T6">B21</text:span><text:span text:style-name="T7">5</text:span></text:p>
      <text:p text:style-name="P8"/>
      <text:p text:style-name="P5">Participants: <text:s/><text:span text:style-name="T2">Joni-Matti Määttä</text:span> (Project manager) </text:p>
      <text:p text:style-name="P17"><text:span text:style-name="T2">Mikko Honkonen</text:span> (<text:span text:style-name="T13">Project team member</text:span>)</text:p>
      <text:p text:style-name="P16"><text:span text:style-name="T2">Tommi Korhonen</text:span> (<text:span text:style-name="T2">Project t</text:span>ea<text:span text:style-name="T2">m member</text:span>) </text:p>
      <text:p text:style-name="P12"/>
      <text:p text:style-name="P9">Meeting</text:p>
      <text:p text:style-name="P12"/>
      <text:list xml:id="list34234216" text:style-name="L1">
        <text:list-item>
          <text:p text:style-name="P21"><text:span text:style-name="T20">Reviewed the first monthly report. </text:span><text:span text:style-name="T21">Changes needed </text:span><text:span text:style-name="T23">in</text:span><text:span text:style-name="T21"> the budgeting section </text:span><text:span text:style-name="T22">after budgeting is revised in the project plan. </text:span><text:span text:style-name="T24">This will require input from the client. </text:span><text:span text:style-name="T25">Otherwise the report seems to be ready for delivery.</text:span></text:p>
        </text:list-item>
        <text:list-item>
          <text:p text:style-name="P22"><text:span text:style-name="T26">Reviewed status of the functional specification. </text:span><text:span text:style-name="T27">Work has started well on the features, </text:span><text:span text:style-name="T28">but </text:span><text:span text:style-name="T27">still </text:span><text:span text:style-name="T28">quite a lot of work</text:span><text:span text:style-name="T27"> left.</text:span></text:p>
        </text:list-item>
        <text:list-item>
          <text:p text:style-name="P23"><text:span text:style-name="T29">We had the project plan presentation last week and after that we should revise the project goal section. </text:span><text:span text:style-name="T30">However it seems difficult to provide any quantitative goals for the project, but input from client is neede</text:span><text:span text:style-name="T31">d</text:span><text:span text:style-name="T30">. </text:span><text:span text:style-name="T32">Even previous research only seems to use words like “better” and “easier” with no actual percentages or such.</text:span></text:p>
        </text:list-item>
        <text:list-item>
          <text:p text:style-name="P24"><text:span text:style-name="T33">Moving to a meeting with the client right away.</text:span></text:p>
        </text:list-item>
      </text:list>
      <text:p text:style-name="P18"/>
      <text:p text:style-name="P10">Decisions made</text:p>
      <text:p text:style-name="P13"/>
      <text:list xml:id="list34316540" text:continue-list="list34234216" text:style-name="L1">
        <text:list-item text:start-value="1">
          <text:p text:style-name="P25"><text:span text:style-name="T34">Budgeting and project goals should be revised in the project plan after our feedback from the presentation. </text:span><text:span text:style-name="T38">We'll need input from the client.</text:span></text:p>
        </text:list-item>
      </text:list>
      <text:p text:style-name="P19"/>
      <text:p text:style-name="P11">Actions to follow</text:p>
      <text:p text:style-name="P14"/>
      <text:list xml:id="list34327201" text:continue-list="list34316540" text:style-name="L1">
        <text:list-item text:start-value="1">
          <text:p text:style-name="P27"><text:span text:style-name="T14">Everyone knows what to do, so work will continue on functional specification as planned.</text:span></text:p>
        </text:list-item>
        <text:list-item>
          <text:p text:style-name="P28"><text:span text:style-name="T15">Joni-Matti will revise budgeting, <text:s/>input </text:span><text:span text:style-name="T16">needed</text:span><text:span text:style-name="T15"> from the client.</text:span></text:p>
        </text:list-item>
        <text:list-item>
          <text:p text:style-name="P29"><text:span text:style-name="T17">After budgeting is revised, </text:span><text:span text:style-name="T18">monthly status report should be delivered.</text:span></text:p>
        </text:list-item>
        <text:list-item>
          <text:p text:style-name="P26"><text:span text:style-name="T35">Client meeting </text:span><text:span text:style-name="T36">following </text:span><text:span text:style-name="T37">the</text:span><text:span text:style-name="T36"> team meeting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2-12-07T14:19:47.76</dc:date>
    <meta:editing-cycles>291</meta:editing-cycles>
    <meta:editing-duration>PT4H18M37S</meta:editing-duration>
    <meta:generator>LibreOffice/3.6$Windows_x86 LibreOffice_project/da8c1e6-fd468f4-454e206-f42a4a9-143cfd</meta:generator>
    <meta:document-statistic meta:table-count="0" meta:image-count="0" meta:object-count="0" meta:page-count="1" meta:paragraph-count="24" meta:word-count="244" meta:character-count="1523" meta:non-whitespace-character-count="1303"/>
    <meta:user-defined meta:name="Info 1"/>
    <meta:user-defined meta:name="Info 2"/>
    <meta:user-defined meta:name="Info 3"/>
    <meta:user-defined meta:name="Info 4"/>
  </office:meta>
</office:document-meta>
</file>